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34ba6" officeooo:paragraph-rsid="00034ba6"/>
    </style:style>
    <style:style style:name="P2" style:family="paragraph" style:parent-style-name="Standard">
      <style:text-properties officeooo:rsid="00034ba6" officeooo:paragraph-rsid="00047534"/>
    </style:style>
    <style:style style:name="P3" style:family="paragraph" style:parent-style-name="Standard">
      <style:text-properties officeooo:rsid="00034ba6" officeooo:paragraph-rsid="0005dda9"/>
    </style:style>
    <style:style style:name="P4" style:family="paragraph" style:parent-style-name="Standard">
      <style:text-properties officeooo:rsid="00034ba6" officeooo:paragraph-rsid="00088c93"/>
    </style:style>
    <style:style style:name="P5" style:family="paragraph" style:parent-style-name="Standard">
      <style:paragraph-properties fo:text-align="center" style:justify-single-word="false"/>
      <style:text-properties fo:font-weight="bold" officeooo:rsid="000cf433" officeooo:paragraph-rsid="000cf433" style:font-weight-asian="bold" style:font-weight-complex="bold"/>
    </style:style>
    <style:style style:name="P6" style:family="paragraph" style:parent-style-name="Standard">
      <style:text-properties officeooo:rsid="0004427a" officeooo:paragraph-rsid="0004427a"/>
    </style:style>
    <style:style style:name="P7" style:family="paragraph" style:parent-style-name="Standard">
      <style:text-properties officeooo:rsid="0004427a" officeooo:paragraph-rsid="00047534"/>
    </style:style>
    <style:style style:name="P8" style:family="paragraph" style:parent-style-name="Standard">
      <style:text-properties officeooo:rsid="0004427a" officeooo:paragraph-rsid="0005dda9"/>
    </style:style>
    <style:style style:name="P9" style:family="paragraph" style:parent-style-name="Standard">
      <style:text-properties officeooo:rsid="0004427a" officeooo:paragraph-rsid="000676fb"/>
    </style:style>
    <style:style style:name="P10" style:family="paragraph" style:parent-style-name="Standard">
      <style:text-properties officeooo:rsid="0004427a" officeooo:paragraph-rsid="00088c93"/>
    </style:style>
    <style:style style:name="P11" style:family="paragraph" style:parent-style-name="Standard">
      <style:text-properties officeooo:rsid="0004427a" officeooo:paragraph-rsid="000e38da"/>
    </style:style>
    <style:style style:name="P12" style:family="paragraph" style:parent-style-name="Standard">
      <style:text-properties officeooo:rsid="0004427a" officeooo:paragraph-rsid="001006fe"/>
    </style:style>
    <style:style style:name="P13" style:family="paragraph" style:parent-style-name="Standard">
      <style:text-properties officeooo:rsid="00047534" officeooo:paragraph-rsid="00047534"/>
    </style:style>
    <style:style style:name="P14" style:family="paragraph" style:parent-style-name="Standard">
      <style:text-properties officeooo:rsid="00047534" officeooo:paragraph-rsid="000676fb"/>
    </style:style>
    <style:style style:name="P15" style:family="paragraph" style:parent-style-name="Standard">
      <style:text-properties officeooo:rsid="00047534" officeooo:paragraph-rsid="00088c93"/>
    </style:style>
    <style:style style:name="P16" style:family="paragraph" style:parent-style-name="Standard">
      <style:text-properties officeooo:rsid="000676fb" officeooo:paragraph-rsid="000676fb"/>
    </style:style>
    <style:style style:name="P17" style:family="paragraph" style:parent-style-name="Standard">
      <style:text-properties officeooo:rsid="000705c3" officeooo:paragraph-rsid="000705c3"/>
    </style:style>
    <style:style style:name="P18" style:family="paragraph" style:parent-style-name="Standard">
      <style:text-properties officeooo:rsid="00088c93" officeooo:paragraph-rsid="00088c93"/>
    </style:style>
    <style:style style:name="P19" style:family="paragraph" style:parent-style-name="Standard">
      <style:text-properties officeooo:rsid="000e38da" officeooo:paragraph-rsid="000e38da"/>
    </style:style>
    <style:style style:name="P20" style:family="paragraph" style:parent-style-name="Standard">
      <style:text-properties officeooo:rsid="00034ba6" officeooo:paragraph-rsid="00034ba6"/>
    </style:style>
    <style:style style:name="T1" style:family="text">
      <style:text-properties officeooo:rsid="0004427a"/>
    </style:style>
    <style:style style:name="T2" style:family="text">
      <style:text-properties officeooo:rsid="0005dda9"/>
    </style:style>
    <style:style style:name="T3" style:family="text">
      <style:text-properties officeooo:rsid="000676fb"/>
    </style:style>
    <style:style style:name="T4" style:family="text">
      <style:text-properties officeooo:rsid="000cf433"/>
    </style:style>
    <style:style style:name="T5" style:family="text">
      <style:text-properties officeooo:rsid="000e38da"/>
    </style:style>
    <style:style style:name="T6" style:family="text">
      <style:text-properties officeooo:rsid="001006fe"/>
    </style:style>
    <style:style style:name="T7" style:family="text">
      <style:text-properties officeooo:rsid="0011bfac"/>
    </style:style>
    <style:style style:name="T8" style:family="text">
      <style:text-properties officeooo:rsid="001242d1"/>
    </style:style>
    <style:style style:name="T9" style:family="text">
      <style:text-properties officeooo:rsid="0014ec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ple Prompts - <text:span text:style-name="T8">1</text:span></text:p>
      <text:p text:style-name="P1"/>
      <text:p text:style-name="P1"/>
      <text:p text:style-name="P16">Examples</text:p>
      <text:p text:style-name="P1">------------------------------------------------------------------------</text:p>
      <text:p text:style-name="P3">Rate the answer to the question.</text:p>
      <text:p text:style-name="P1"/>
      <text:p text:style-name="P1">Question:</text:p>
      <text:p text:style-name="P1">Explain the difference between malloc() and new in C++.</text:p>
      <text:p text:style-name="P6"/>
      <text:p text:style-name="P6">Max<text:span text:style-name="T3">imum</text:span> score:</text:p>
      <text:p text:style-name="P13">6</text:p>
      <text:p text:style-name="P6"/>
      <text:p text:style-name="P8"><text:span text:style-name="T6">Scoring guide</text:span>:</text:p>
      <text:p text:style-name="P6">2 points – malloc() is a C function used for dynamic memory allocation, while new is a C++ operator that also allocates memory dynamically. </text:p>
      <text:p text:style-name="P6"/>
      <text:p text:style-name="P7">2 point<text:span text:style-name="T9">s</text:span> – Memory allocated with malloc() must be explicitly deallocated with free(), whereas memory allocated with new should be deallocated with delete. </text:p>
      <text:p text:style-name="P7"/>
      <text:p text:style-name="P13">2 point<text:span text:style-name="T9">s</text:span> – <text:span text:style-name="T1">new is type-safe, whereas malloc() returns a void pointer, requiring explicit type casting.</text:span></text:p>
      <text:p text:style-name="P13"/>
      <text:p text:style-name="P9">Answer:</text:p>
      <text:p text:style-name="P9">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p>
      <text:p text:style-name="P1"/>
      <text:p text:style-name="P13">Score: </text:p>
      <text:p text:style-name="P13">6</text:p>
      <text:p text:style-name="P2">------------------------------------------------------------------------</text:p>
      <text:p text:style-name="P2">Rate the answer to the question.</text:p>
      <text:p text:style-name="P2"/>
      <text:p text:style-name="P2">Question:</text:p>
      <text:p text:style-name="P2">Explain the difference between malloc() and new in C++.</text:p>
      <text:p text:style-name="P7"/>
      <text:p text:style-name="P7">Max<text:span text:style-name="T3">imum</text:span> score:</text:p>
      <text:p text:style-name="P13">6</text:p>
      <text:p text:style-name="P7"/>
      <text:p text:style-name="P12"><text:span text:style-name="T6">Scoring guide</text:span>:</text:p>
      <text:p text:style-name="P7">2 points – malloc() is a C function used for dynamic memory allocation, while new is a C++ operator that also allocates memory dynamically. </text:p>
      <text:p text:style-name="P7"/>
      <text:p text:style-name="P7">2 point<text:span text:style-name="T9">s</text:span> – Memory allocated with malloc() must be explicitly deallocated with free(), whereas memory allocated with new should be deallocated with delete. </text:p>
      <text:p text:style-name="P7"/>
      <text:p text:style-name="P13">2 point<text:span text:style-name="T9">s</text:span> – <text:span text:style-name="T1">new is type-safe, whereas malloc() returns a void pointer, requiring explicit type casting.</text:span></text:p>
      <text:p text:style-name="P13"/>
      <text:p text:style-name="P9">Answer:</text:p>
      <text:p text:style-name="P9"><text:soft-page-break/>malloc() is a C function used for dynamic memory allocation, while new is a C++ operator that also allocates memory dynamically. Additionally, new is type-safe, whereas malloc() returns a void pointer, requiring explicit type casting.</text:p>
      <text:p text:style-name="P2"/>
      <text:p text:style-name="P13">Score: </text:p>
      <text:p text:style-name="P13">4</text:p>
      <text:p text:style-name="P2">------------------------------------------------------------------------</text:p>
      <text:p text:style-name="P2">Rate the answer to the question.</text:p>
      <text:p text:style-name="P2"/>
      <text:p text:style-name="P2">Question:</text:p>
      <text:p text:style-name="P2">Explain the difference between malloc() and new in C++.</text:p>
      <text:p text:style-name="P7"/>
      <text:p text:style-name="P7">Max<text:span text:style-name="T3">imum</text:span> score:</text:p>
      <text:p text:style-name="P13">6</text:p>
      <text:p text:style-name="P7"/>
      <text:p text:style-name="P12"><text:span text:style-name="T6">Scoring guide</text:span>:</text:p>
      <text:p text:style-name="P7">2 points – malloc() is a C function used for dynamic memory allocation, while new is a C++ operator that also allocates memory dynamically. </text:p>
      <text:p text:style-name="P7"/>
      <text:p text:style-name="P7">2 point<text:span text:style-name="T9">s</text:span> – Memory allocated with malloc() must be explicitly deallocated with free(), whereas memory allocated with new should be deallocated with delete. </text:p>
      <text:p text:style-name="P7"/>
      <text:p text:style-name="P13">2 point<text:span text:style-name="T9">s</text:span> – <text:span text:style-name="T1">new is type-safe, whereas malloc() returns a void pointer, requiring explicit type casting.</text:span></text:p>
      <text:p text:style-name="P13"/>
      <text:p text:style-name="P9">Answer:</text:p>
      <text:p text:style-name="P14">After calling malloc(), free() must be also called. malloc() returns a void pointer, that requires explicit type casting. new is type-safe.</text:p>
      <text:p text:style-name="P2"/>
      <text:p text:style-name="P13">Score: </text:p>
      <text:p text:style-name="P17">2</text:p>
      <text:p text:style-name="P4">------------------------------------------------------------------------</text:p>
      <text:p text:style-name="P4">Rate the answer to the question.</text:p>
      <text:p text:style-name="P4"/>
      <text:p text:style-name="P4">Question:</text:p>
      <text:p text:style-name="P4">Explain the difference between malloc() and new in C++.</text:p>
      <text:p text:style-name="P10"/>
      <text:p text:style-name="P10">Max<text:span text:style-name="T3">imum</text:span> score:</text:p>
      <text:p text:style-name="P15">6</text:p>
      <text:p text:style-name="P10"/>
      <text:p text:style-name="P10"><text:span text:style-name="T2">Grading</text:span>:</text:p>
      <text:p text:style-name="P10">2 points – malloc() is a C function used for dynamic memory allocation, while new is a C++ operator that also allocates memory dynamically. </text:p>
      <text:p text:style-name="P10"/>
      <text:p text:style-name="P10">2 point<text:span text:style-name="T9">s</text:span> – Memory allocated with malloc() must be explicitly deallocated with free(), whereas memory allocated with new should be deallocated with delete. </text:p>
      <text:p text:style-name="P10"/>
      <text:p text:style-name="P15">2 point<text:span text:style-name="T9">s</text:span> – <text:span text:style-name="T1">new is type-safe, whereas malloc() returns a void pointer, requiring explicit type casting.</text:span></text:p>
      <text:p text:style-name="P15"/>
      <text:p text:style-name="P10">Answer:</text:p>
      <text:p text:style-name="P18">The memory allocated with new must be deallocated with delete.</text:p>
      <text:p text:style-name="P4"/>
      <text:p text:style-name="P15">Score: </text:p>
      <text:p text:style-name="P18"><text:soft-page-break/>0</text:p>
      <text:p text:style-name="P13"/>
      <text:p text:style-name="P13"/>
      <text:p text:style-name="P13"/>
      <text:p text:style-name="P17"><text:span text:style-name="T4">Answers</text:span>:</text:p>
      <text:p text:style-name="P17"/>
      <text:p text:style-name="P17">1.</text:p>
      <text:p text:style-name="P17">Both new and malloc() are used for memory allocation. The difference between them is that malloc() is a function, while new is an operator. After malloc() memory must be deallocated with delete, whereas after new free() must be called.</text:p>
      <text:p text:style-name="P17"/>
      <text:p text:style-name="P19">2. első kritérium pipa, második félig, harmadik 0 + egy felesleges információ</text:p>
      <text:p text:style-name="P11">malloc() is a C function used for dynamic memory allocation, while new is a C++ operator that also allocates memory dynamically. <text:span text:style-name="T5">Memory allocated with new must be explicitly deallocated with delete. </text:span><text:span text:style-name="T7">new is used more frequently than new.</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8:25:11.063145953</meta:creation-date>
    <dc:date>2023-09-26T00:38:31.557034156</dc:date>
    <meta:editing-duration>PT1H39M2S</meta:editing-duration>
    <meta:editing-cycles>5</meta:editing-cycles>
    <meta:generator>LibreOffice/7.3.7.2$Linux_X86_64 LibreOffice_project/30$Build-2</meta:generator>
    <meta:document-statistic meta:table-count="0" meta:image-count="0" meta:object-count="0" meta:page-count="3" meta:paragraph-count="63" meta:word-count="569" meta:character-count="3904" meta:non-whitespace-character-count="3374"/>
  </office:meta>
</office:document-meta>
</file>